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magename</text:p>
          </table:table-cell>
          <table:table-cell office:value-type="string" calcext:value-type="string">
            <text:p>ans_ground</text:p>
          </table:table-cell>
        </table:table-row>
        <table:table-row table:style-name="ro1">
          <table:table-cell office:value-type="string" calcext:value-type="string">
            <text:p>60333000474_111319_114642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0474_111319_114711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0481_111319_115209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0481_111319_115253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0993_111419_095012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0993_111419_095057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006_111419_095308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006_111419_095343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068_111419_111141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068_111419_111235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082_111419_112009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273_111419_032533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273_111419_032615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297_111419_033814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587_111519_105720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24_111519_120016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31_111519_121704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31_111519_121730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48_111519_121939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48_111519_122012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55_111519_122509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55_111519_122555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62_111519_122819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79_111519_123001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79_111519_123036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686_111519_123322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709_111519_124923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709_111519_125007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716_111519_125402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839_111519_015806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1990_111519_043729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2331_111219_094520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2331_111219_094648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2386_111219_010505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2478_111219_035251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2751_111319_012246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2751_111319_012329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2898_111319_055748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3178_111519_103614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3734_111819_035855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3819_111819_050956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4328_112119_091115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4410_112119_105118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4441_112119_113942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4458_112119_113420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4496_112119_123401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4502_112119_124141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4502_112119_124219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4649_112119_035133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4663_112119_035931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5967_111419_100033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5967_111419_100112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6001_111419_123256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6001_111419_123318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6018_111419_123507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6018_111419_123532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6025_111419_123648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6025_111419_123716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6056_111419_125649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6056_111419_125712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6896_111519_051902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145_111719_112603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459_111719_032541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459_111719_032637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466_111719_032716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466_111719_032759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503_111719_050336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503_111719_050405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558_112219_104156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749_112219_012822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770_112219_015007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770_112219_015056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787_112219_015346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07787_112219_015411_L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10114_111819_125858_R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60333012569_111819_102820_R</text:p>
          </table:table-cell>
          <table:table-cell office:value-type="string" calcext:value-type="string">
            <text:p>T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1T14:36:03.924643746</dc:date>
    <meta:editing-duration>PT3H42M18S</meta:editing-duration>
    <meta:editing-cycles>2</meta:editing-cycles>
    <meta:generator>LibreOffice/6.0.7.3$Linux_X86_64 LibreOffice_project/00m0$Build-3</meta:generator>
    <meta:document-statistic meta:table-count="1" meta:cell-count="154" meta:object-count="0"/>
  </office:meta>
</office:document-meta>
</file>